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uffolk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03">
            <text:p>603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07">
            <text:p>407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398">
            <text:p>398</text:p>
          </table:table-cell>
          <table:table-cell table:style-name="ce23" office:value-type="float" office:value="19">
            <text:p>1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744">
            <text:p>1744</text:p>
          </table:table-cell>
          <table:table-cell table:style-name="ce23" office:value-type="float" office:value="48">
            <text:p>4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64">
            <text:p>26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794">
            <text:p>794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290">
            <text:p>1290</text:p>
          </table:table-cell>
          <table:table-cell table:style-name="ce23" office:value-type="float" office:value="22">
            <text:p>2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3034">
            <text:p>3034</text:p>
          </table:table-cell>
          <table:table-cell table:style-name="ce23" office:value-type="float" office:value="70">
            <text:p>70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